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89cm" svg:height="0.635cm" svg:x="3.541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381cm" svg:x="3.667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635cm" svg:x="3.54cm" svg:y="3.4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635cm" svg:x="3.541cm" svg:y="1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635cm" svg:x="3.54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889cm" svg:height="0.635cm" svg:x="3.541cm" svg:y="2.77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697cm" svg:height="0.645cm" svg:x="3.668cm" svg:y="1.508cm">
          <draw:text-box>
            <text:p><text:span text:style-name="T1">0</text:span></text:p>
          </draw:text-box>
        </draw:frame>
        <draw:frame draw:style-name="gr4" draw:text-style-name="P3" draw:layer="layout" svg:width="0.993cm" svg:height="0.645cm" svg:x="3.541cm" svg:y="2.143cm">
          <draw:text-box>
            <text:p><text:span text:style-name="T1">0.5</text:span></text:p>
          </draw:text-box>
        </draw:frame>
        <draw:frame draw:style-name="gr4" draw:text-style-name="P3" draw:layer="layout" svg:width="0.697cm" svg:height="0.645cm" svg:x="3.668cm" svg:y="2.778cm">
          <draw:text-box>
            <text:p><text:span text:style-name="T1">1</text:span></text:p>
          </draw:text-box>
        </draw:frame>
        <draw:frame draw:style-name="gr4" draw:text-style-name="P3" draw:layer="layout" svg:width="0.993cm" svg:height="0.645cm" svg:x="3.564cm" svg:y="3.413cm">
          <draw:text-box>
            <text:p><text:span text:style-name="T1">1.5</text:span></text:p>
          </draw:text-box>
        </draw:frame>
        <draw:frame draw:style-name="gr4" draw:text-style-name="P3" draw:layer="layout" svg:width="0.697cm" svg:height="0.645cm" svg:x="3.668cm" svg:y="4.038cm">
          <draw:text-box>
            <text:p><text:span text:style-name="T1">2</text:span></text:p>
          </draw:text-box>
        </draw:frame>
        <draw:line draw:style-name="gr5" draw:text-style-name="P2" draw:layer="layout" svg:x1="2.397cm" svg:y1="4.175cm" svg:x2="3.413cm" svg:y2="4.175cm">
          <text:p/>
        </draw:line>
        <draw:frame draw:style-name="gr6" draw:text-style-name="P4" draw:layer="layout" svg:width="1.397cm" svg:height="1.039cm" svg:x="1cm" svg:y="3.667cm">
          <draw:text-box>
            <text:p><text:span text:style-name="T2">xs = 1.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.35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14:41:58.328281000</meta:creation-date>
    <dc:date>2015-01-19T15:01:57.976786000</dc:date>
    <meta:editing-duration>PT50S</meta:editing-duration>
    <meta:editing-cycles>3</meta:editing-cycles>
    <meta:generator>LibreOffice/4.2.2.1$MacOSX_X86_64 LibreOffice_project/3be8cda0bddd8e430d8cda1ebfd581265cca5a0f</meta:generator>
    <meta:document-statistic meta:object-count="13"/>
  </office:meta>
</office:document-meta>
</file>